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2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5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6.11.21, 02:36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Fehlinformatio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160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30 Kommentare 201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79</text:p>
          </table:table-cell>
          <table:table-cell table:number-columns-repeated="6"/>
        </table:table-row>
        <table:table-row table:style-name="ro1">
          <table:table-cell table:formula="of:=SUM([.A68:.A100000])" office:value-type="float" office:value="79" calcext:value-type="float">
            <text:p>79</text:p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Na wenn das keine wundervolle Nachricht ist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amerikanische Seuchenschutzbehörde (CDC) bestätigt nach dem 26.8.2020 jetzt mit 7.10.2020 no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mal, dass von den bisher veröffentlichten Sterbefällen in Bezug auf Corona „NUR“ 6 % WIRKLICH 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ONA verstorben sind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Auf beinahe idente Prozentsätze kommen auch das UKE in Hamburg, das verstärkt Obduzierungen vornimmt,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das National Institute of Health und die öffentlichen britischen Gesundheitsbehörden, die Corona schon im März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2020 von der Liste der Infektionskrankheiten mit hoher Konsequenz (HCID) genommen habe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Diese 6 % bedeuten umgelegt in absolute Zahlen auf die weltweite Bevölkerung, dass weltweit nicht 1.070.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nschen an Corona gestorben sind, SONDERN 64.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damit ist Corona nicht einmal ansatzweise 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fährlich wie eine Grippe, an der jährlich bis zu 650.000 Menschen sterb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bedeutet dann ab jetzt auch, was ich schon seit Anbeginn schreibe, dass die Maskenpflicht gar n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wendig war und spätestens ab jetzt aufgehoben werden ka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Gleiche gilt im selben Ausmaß für die Testungen und alle anderen einschneidenden Maßnahmen all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ierungen weltweit auch. Dass auch die niemals notwendig waren, wenn man sich schon dam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sschließlich der Fakten besonnen hätte und ebenfalls spätestens jetzt aufgehoben werden kön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bitte teilen Sie diese Nachricht auch so vielen Menschen wie nur möglich mi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teilen Sie diese Nachricht bitte auch allen Ihren Politikern und allen Regierungen weltweit mit, damit sie 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 übersehen und nicht vergessen, sämtliche Sanktionen aufzuheb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diesem Sinne mit ganz lieben Grüßen an all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rzlichst und alles Lie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hr/Eu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rhard Hu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ww.gerhardhuber.n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ww.tofeelfree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ww.burnout-depressionen-fluch-oder-segen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.S. Hier der Link zu der Studie der amerikanischen Seuchenschutzbehör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cdc.gov/nchs/nvss/vsrr/covid_weekly/index.htm?fbclid=IwAR2muRM3tB3uBdbTrmKwH1NdaBx6PpZo2kxotNwkUXlnbZXCwSRP2Omqs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g.huber60/posts/102179179613617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2:3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Huber - Na wenn das keine wundervolle Nachricht ist: Di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hlinformatio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prüft von unabhängigen Faktenprüfe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 anzeig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to anse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a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il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 Mal gete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ggi Kortwi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g.huber60/posts/102179179613617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2:3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Huber - Na wenn das keine wundervolle Nachricht ist: Di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a Tiff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cht jetzt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rsula Schöpf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ft! Freiheit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tthard Lutschaun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per. Ein.Traum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lli Rei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eber Gerhard... schickst Du das bitte an unsere "ReGIERung" weiter.?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n baldig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..glG ..hoff auf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 Monika B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lli Rei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ie pfeifen auf uns, fürchte 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lli Rei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 Monika Bauer ...des befürcht ich auch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Hu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lli Reich Klar lieber Willi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rst Ma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onika Oberhamme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 Monika B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les wird wieder gu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ch bin schon gespannt, wer die Konsequenzen und die Verantwort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gen wird. Eigentlich müsste die Re-GIER-ung geschlossen zurücktreten und ih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hme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pporah Ogboj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 Monika Bauer na wir werden es ausbaden müssen, wie immer. Sie holen doch jetzt scho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s Geld rein was sie rausgeschleudert haben indem wir jetzt alle auf die eine oder and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ise Geldstrafen aufgedrenkt bekommen wenn wir nicht das machen was die wollen. 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g.huber60/posts/102179179613617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2:3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Huber - Na wenn das keine wundervolle Nachricht ist: Di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rd leider keiner von den Verbrechern den Hut nehmen. Scheiß Regierung und ihre Mach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pporah Ogboj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rry für mein schlimmes Wor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pporah Ogboj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rankheiten klein oder groß sollte man immer ernst nehmen aber was manche daraus o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mit machen kommt schon fast einem Verbrechen gle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pporah Ogboj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meinte damit unsere Politiker und Co nicht unsere lieben krank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ylvia Wie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Zita Schmi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n psychischen Schaden der einem das Immunsystem herunterfährt weil man sich einfa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lflos ausgeliefert fühlt,die vielen Existenzen,die Angst vor der Zukunft ...das ist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rbeigezogene "Pandemie"...diese Angstmache muss ein Ende fin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Nag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eber Gerhard, die wissen das alles. Nicht seit gestern. Und was passiert?! Neue, schärfer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ktionen. Hier, nur zB in Spanien hat Sanchez in Madrid, den Alarmzustand ausgeruf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dann die absurden Regeln in Hamburg und und und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Beziehungen zwischen Amerika und Deutschland sind zZ auch nicht die best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Nag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sieht die „Realität“ aus: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www.20min.ch/story/niederlande-machen-bars-und-restaurants-zu-7814602939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il-Lockdown : Niederlande machen Bars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min.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vonne Kre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g.huber60/posts/102179179613617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2:3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Huber - Na wenn das keine wundervolle Nachricht ist: Di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vonne Kre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Nagel was ist denn auf einmal in Holland los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Nag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vonne Krey Absurdistan regiert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ela Schmerbe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in nein, das stimmt doch nicht. Der Faktenfuchs oder Checker oder so hat gesagt, das is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lles Fa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vonne Kre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 schön wäre es, da es aber nie um ein Virus ging, hat das keinerlei Bedeutung für unser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er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vonne Reuß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hilft uns das jetzt auch wirklich etwas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 Nachrichten hören... denn leider nur dort hören wir was wir zu tun und zu lass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ben....sonst Straf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raud Tonwe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r wissen das alles, dennoch werden alle Einschränkungen massivst hochgefahre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tzt ist es an der Zeit, gemeinsam den wahren Hintergrund zu erkunden. Die Stiftung CORO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sschuss bietet sich zb sehr gut an. Ich denke, wir müssen klar und verantwortungsvoll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r allem gemeinsam unseren Weg in eine gute Zukunft gehen. Nachdem wir erkannt habe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s unsere Regierung nicht auf der Seite der Bürger steht und den Anweisungen einer Agen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lgt, ist unsere Eigenermachtigung das Instrument der Stund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r brauchen einander: bitte vernetzen wir un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 gibt auch bei uns in karnten Initiativen von kreativen Mensch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Welt vor dieser C-Phase war auch nicht die beste. Denk an die vielen Kinder,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hungern, an Kriege, an den plastikmull, an dem wir tatsächlich ersticken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rise bedeutet auch Chance. An dieser Zeitenwende legen wir die Schiene für uns und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chfolgenden Generation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s der Phase des Widerstands folgt eine Phase der Zukunftsvision. An dieser dürfen wir a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gestalt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tzt. Und all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ndt Monik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machen weiter wie bisher, und mir geht die Luft aus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nhard Fre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g.huber60/posts/102179179613617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2:3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Huber - Na wenn das keine wundervolle Nachricht ist: Di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n mal von einer symptomfreien Latenz gehört? Ich kann das HI-Virus in mir tragen und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rotzdem nicht an AIDS sterb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ris Hu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g, mit dem Maulkorb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Hu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ebe Faktenchecker! Ihr seid alle mitverantwortlich für das Leid, dass den Menschen weltwei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etan wird und ihr werdet ebenso die gerechte Strafe dafür erhalten wie die korrup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ierungen, die ihr unterstützt und das wird alles andere als lustig für euch. Gott wird fü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se Gerechtigkeit sorgen und die wird fürchterlich für euch wer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Nag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Huber Ich glaube nicht an „Gott“ der da oben thront. Be- und verurteilt. Ich glaube, WI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ind göttliche Wesen und WIR, die im Licht leben und arbeiten, werden für Gerechtigkeit sorg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Dworscha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Nagel der keinen Gott hat braucht den Teufel auch nicht fürchten .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g.huber60/posts/102179179613617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formula="of:=COUNTIF([.C$1:.C$1048576];&quot;X&quot;)" office:value-type="float" office:value="16" calcext:value-type="float">
            <text:p>16</text:p>
          </table:table-cell>
          <table:table-cell table:style-name="ce7" table:formula="of:=COUNTIF([.D$1:.D$1048576];&quot;X&quot;)" office:value-type="float" office:value="0" calcext:value-type="float">
            <text:p>0</text:p>
          </table:table-cell>
          <table:table-cell table:formula="of:=COUNTIF([.E$1:.E$1048576];&quot;X&quot;)" office:value-type="float" office:value="0" calcext:value-type="float">
            <text:p>0</text:p>
          </table:table-cell>
          <table:table-cell table:style-name="ce7" table:formula="of:=COUNTIF([.F$1:.F$1048576];&quot;X&quot;)" office:value-type="float" office:value="14" calcext:value-type="float">
            <text:p>14</text:p>
          </table:table-cell>
          <table:table-cell table:formula="of:=COUNTIF([.G$1:.G$1048576];&quot;X&quot;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552];[.D552];[.F552])"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802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.00.0000</text:date>, <text:time style:data-style-name="N2" text:time-value="03:47:37.353494704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7T03:55:02.806511353</dc:date>
    <meta:editing-duration>PT3S</meta:editing-duration>
    <meta:editing-cycles>1</meta:editing-cycles>
    <meta:document-statistic meta:table-count="1" meta:cell-count="375" meta:object-count="0"/>
  </office:meta>
</office:document-meta>
</file>